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f6273" officeooo:paragraph-rsid="000f6273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0f6273" officeooo:paragraph-rsid="000f6273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officeooo:rsid="000f649a" officeooo:paragraph-rsid="000f649a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officeooo:rsid="0011911a" officeooo:paragraph-rsid="0011911a" style:font-size-asian="15.75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officeooo:rsid="0012c129" officeooo:paragraph-rsid="0012c129" style:font-size-asian="15.75pt" style:font-size-complex="18pt"/>
    </style:style>
    <style:style style:name="P6" style:family="paragraph" style:parent-style-name="Standard">
      <style:paragraph-properties fo:text-align="center" style:justify-single-word="false"/>
      <style:text-properties officeooo:paragraph-rsid="000f649a"/>
    </style:style>
    <style:style style:name="P7" style:family="paragraph" style:parent-style-name="Standard">
      <style:paragraph-properties fo:text-align="center" style:justify-single-word="false"/>
      <style:text-properties officeooo:rsid="000f649a" officeooo:paragraph-rsid="000f649a"/>
    </style:style>
    <style:style style:name="P8" style:family="paragraph" style:parent-style-name="Standard">
      <style:paragraph-properties fo:text-align="center" style:justify-single-word="false"/>
      <style:text-properties officeooo:rsid="001098bc" officeooo:paragraph-rsid="001098bc"/>
    </style:style>
    <style:style style:name="P9" style:family="paragraph" style:parent-style-name="Standard">
      <style:paragraph-properties fo:text-align="start" style:justify-single-word="false"/>
      <style:text-properties fo:font-size="14pt" officeooo:rsid="001098bc" officeooo:paragraph-rsid="001098bc" style:font-size-asian="14pt" style:font-size-complex="14pt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officeooo:rsid="000f6273" style:font-size-asian="15.75pt" style:font-size-complex="18pt"/>
    </style:style>
    <style:style style:name="T3" style:family="text">
      <style:text-properties fo:font-size="18pt" officeooo:rsid="000f649a" style:font-size-asian="15.75pt" style:font-size-complex="18pt"/>
    </style:style>
    <style:style style:name="T4" style:family="text">
      <style:text-properties fo:font-size="18pt" officeooo:rsid="001098bc" style:font-size-asian="15.75pt" style:font-size-complex="18pt"/>
    </style:style>
    <style:style style:name="T5" style:family="text">
      <style:text-properties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good health بصحة جيدة</text:p>
      <text:p text:style-name="P2">He is in good health هو بصحة جيدة</text:p>
      <text:p text:style-name="P1">Healthy صحى </text:p>
      <text:p text:style-name="P2">I eat healthy food انا اكل اكل صحي</text:p>
      <text:p text:style-name="P2">junk food is not healthy for you طعام النفايات غير صحى لك</text:p>
      <text:p text:style-name="P3">Fast food restaurant مطاعم الوجبات السريعة</text:p>
      <text:p text:style-name="P6"><text:span text:style-name="T2">Healthy </text:span><text:span text:style-name="T3">ذو لياقة بدنية</text:span></text:p>
      <text:p text:style-name="P7"><text:span text:style-name="T1">sick الامراض الخفيفة (اقل رسمية) – ill كل الامراض</text:span></text:p>
      <text:p text:style-name="P7"><text:span text:style-name="T1">blood </text:span><text:span text:style-name="T4">دم – رفيق اسود – اصول</text:span></text:p>
      <text:p text:style-name="P8"><text:span text:style-name="T1">bleed ينزف</text:span></text:p>
      <text:p text:style-name="P9">Thanks for the thumbs up but your finger is bleeding شكرا على التشجيع ولكن اصبعك ينزف</text:p>
      <text:p text:style-name="P8"><text:span text:style-name="T1">blood pressure ضغط الدم</text:span></text:p>
      <text:p text:style-name="P8"><text:span text:style-name="T5">we need to lower your blood pressure . It is really high نحتاج لخفض ضغط دمك انه حقا مرتفع</text:span><text:span text:style-name="T1"> </text:span></text:p>
      <text:p text:style-name="P4">cough كحة</text:p>
      <text:p text:style-name="P4">sore مؤلم او ملتهب</text:p>
      <text:p text:style-name="P4">throat الحلق</text:p>
      <text:p text:style-name="P4">headache صداع</text:p>
      <text:p text:style-name="P5">I have <text:s/>a bad cough and a sore throat I also have a headache </text:p>
      <text:p text:style-name="P5">symptoms اعراض</text:p>
      <text:p text:style-name="P5">flu انفلوانزا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8T20:50:57.078205623</meta:creation-date>
    <dc:date>2021-06-08T21:41:17.483315104</dc:date>
    <meta:editing-duration>PT8M29S</meta:editing-duration>
    <meta:editing-cycles>1</meta:editing-cycles>
    <meta:document-statistic meta:table-count="0" meta:image-count="0" meta:object-count="0" meta:page-count="1" meta:paragraph-count="20" meta:word-count="127" meta:character-count="648" meta:non-whitespace-character-count="534"/>
    <meta:generator>LibreOffice/6.4.7.2$Linux_X86_64 LibreOffice_project/40$Build-2</meta:generator>
  </office:meta>
</office:document-meta>
</file>